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80" officeooo:rsid="00017aa7" officeooo:paragraph-rsid="00017aa7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80" officeooo:rsid="0003609f" officeooo:paragraph-rsid="0003609f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fo:color="#800000"/>
    </style:style>
    <style:style style:name="T7" style:family="text">
      <style:text-properties fo:color="#000000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https://es.wikipedia.org/wiki/Detección_de_caras" text:style-name="Internet_20_link" text:visited-style-name="Visited_20_Internet_20_Link">https://es.wikipedia.org/wiki/Detecci%C3%B3n_de_caras</text:a></text:p>
      <text:p text:style-name="P6"><text:a xlink:type="simple" xlink:href="https://docs.opencv.org/2.4/modules/imgproc/doc/histograms.html?highlight=equalizehist" text:style-name="Internet_20_link" text:visited-style-name="Visited_20_Internet_20_Link">https://docs.opencv.org/2.4/modules/imgproc/doc/histograms.html?highlight=equalizehist</text:a></text:p>
      <text:p text:style-name="P6"/>
      <text:p text:style-name="P5"/>
      <text:p text:style-name="P5">MainWindow.cpp</text:p>
      <text:p text:style-name="P1"><text:span text:style-name="T1">#include</text:span><text:span text:style-name="T2"> </text:span><text:span text:style-name="T3">"mainwindow.h"</text:span></text:p>
      <text:p text:style-name="P3"><text:span text:style-name="T3">/*</text:span><text:span text:style-name="T2"> </text:span><text:span text:style-name="T3">Utilizacion</text:span><text:span text:style-name="T2"> </text:span><text:span text:style-name="T3">de</text:span><text:span text:style-name="T2"> </text:span><text:span text:style-name="T3">nombre</text:span><text:span text:style-name="T2"> </text:span><text:span text:style-name="T3">de</text:span><text:span text:style-name="T2"> </text:span><text:span text:style-name="T3">espacio</text:span><text:span text:style-name="T2"> </text:span><text:span text:style-name="T3">CV</text:span><text:span text:style-name="T2"> </text:span><text:span text:style-name="T3">*/</text:span></text:p>
      <text:p text:style-name="P1"><text:span text:style-name="T4">using</text:span><text:span text:style-name="T2"> </text:span><text:span text:style-name="T4">namespace</text:span><text:span text:style-name="T2"> </text:span><text:span text:style-name="T5">cv</text:span>;</text:p>
      <text:p text:style-name="P3"><text:span text:style-name="T3">/*</text:span><text:span text:style-name="T2"> </text:span><text:span text:style-name="T3">Variables</text:span><text:span text:style-name="T2"> </text:span><text:span text:style-name="T3">Globales</text:span><text:span text:style-name="T2"> </text:span><text:span text:style-name="T3">*/</text:span></text:p>
      <text:p text:style-name="P3"><text:span text:style-name="T5">VideoCapture</text:span><text:span text:style-name="T2"> </text:span>camara(<text:span text:style-name="T1">0</text:span>);</text:p>
      <text:p text:style-name="P3"><text:span text:style-name="T5">CascadeClassifier</text:span><text:span text:style-name="T2"> </text:span>face_cascade;</text:p>
      <text:p text:style-name="P3"><text:span text:style-name="T5">CascadeClassifier</text:span><text:span text:style-name="T2"> </text:span>eyes_cascade;</text:p>
      <text:p text:style-name="P3"><text:span text:style-name="T5">QString</text:span><text:span text:style-name="T2"> </text:span>face_cascade_name<text:span text:style-name="T2"> </text:span>=<text:span text:style-name="T2"> </text:span><text:span text:style-name="T3">"../haarcascade_frontalface_alt_tree.xml"</text:span>;</text:p>
      <text:p text:style-name="P1"><text:span text:style-name="T5">QString</text:span><text:span text:style-name="T2"> </text:span>eyes_cascade_name<text:span text:style-name="T2"> </text:span>=<text:span text:style-name="T2"> </text:span><text:span text:style-name="T3">"../haarcascade_eye_tree_eyeglasses.xml"</text:span>;</text:p>
      <text:p text:style-name="P3"><text:span text:style-name="T3">/*</text:span><text:span text:style-name="T2"> </text:span><text:span text:style-name="T3">Funcion</text:span><text:span text:style-name="T2"> </text:span><text:span text:style-name="T3">principal</text:span><text:span text:style-name="T2"> </text:span><text:span text:style-name="T3">*/</text:span></text:p>
      <text:p text:style-name="P3"><text:span text:style-name="T5">MainWindow</text:span>::MainWindow(<text:span text:style-name="T5">QWidget</text:span>*<text:span text:style-name="T2"> </text:span>parent)</text:p>
      <text:p text:style-name="P3"><text:span text:style-name="T2"><text:s text:c="4"/></text:span>:<text:span text:style-name="T2"> </text:span><text:span text:style-name="T5">QMainWindow</text:span>(parent)</text:p>
      <text:p text:style-name="P3"><text:span text:style-name="T2"><text:s text:c="4"/></text:span>,<text:span text:style-name="T2"> </text:span><text:span text:style-name="T6">ui</text:span>(<text:span text:style-name="T4">new</text:span><text:span text:style-name="T2"> </text:span><text:span text:style-name="T5">Ui</text:span>::<text:span text:style-name="T5">MainWindow</text:span>)</text:p>
      <text:p text:style-name="P1">{</text:p>
      <text:p text:style-name="P1"><text:span text:style-name="T2"><text:s text:c="4"/></text:span><text:span text:style-name="T6">ui</text:span>-&gt;setupUi(<text:span text:style-name="T4">this</text:span>);</text:p>
      <text:p text:style-name="P3"><text:span text:style-name="T2"><text:s text:c="4"/></text:span><text:span text:style-name="T3">/*</text:span><text:span text:style-name="T2"> </text:span><text:span text:style-name="T3">Creación</text:span><text:span text:style-name="T2"> </text:span><text:span text:style-name="T3">de</text:span><text:span text:style-name="T2"> </text:span><text:span text:style-name="T3">Timer</text:span><text:span text:style-name="T2"> </text:span><text:span text:style-name="T3">con</text:span><text:span text:style-name="T2"> </text:span><text:span text:style-name="T3">una</text:span><text:span text:style-name="T2"> </text:span><text:span text:style-name="T3">funcion</text:span><text:span text:style-name="T2"> </text:span><text:span text:style-name="T3">iterativa</text:span><text:span text:style-name="T2"> </text:span><text:span text:style-name="T3">cada</text:span><text:span text:style-name="T2"> </text:span><text:span text:style-name="T3">20</text:span><text:span text:style-name="T2"> </text:span><text:span text:style-name="T3">ms</text:span><text:span text:style-name="T2"> </text:span><text:span text:style-name="T3">*/</text:span></text:p>
      <text:p text:style-name="P3"><text:span text:style-name="T2"><text:s text:c="4"/></text:span><text:span text:style-name="T5">QTimer</text:span>*<text:span text:style-name="T2"> </text:span>cronometro<text:span text:style-name="T2"> </text:span>=<text:span text:style-name="T2"> </text:span><text:span text:style-name="T4">new</text:span><text:span text:style-name="T2"> </text:span><text:span text:style-name="T5">QTimer</text:span>(<text:span text:style-name="T4">this</text:span>);</text:p>
      <text:p text:style-name="P3"><text:span text:style-name="T2"><text:s text:c="4"/></text:span>connect(cronometro,<text:span text:style-name="T2"> </text:span><text:span text:style-name="T4">SIGNAL</text:span>(timeout()),<text:span text:style-name="T2"> </text:span><text:span text:style-name="T4">this</text:span>,<text:span text:style-name="T2"> </text:span><text:span text:style-name="T4">SLOT</text:span>(fTimer()));</text:p>
      <text:p text:style-name="P1"><text:span text:style-name="T2"><text:s text:c="4"/></text:span>cronometro-&gt;start(<text:span text:style-name="T1">1</text:span>);</text:p>
      <text:p text:style-name="P3"><text:span text:style-name="T2"><text:s text:c="4"/></text:span><text:span text:style-name="T3">/*</text:span><text:span text:style-name="T2"> </text:span><text:span text:style-name="T3">Abre</text:span><text:span text:style-name="T2"> </text:span><text:span text:style-name="T3">la</text:span><text:span text:style-name="T2"> </text:span><text:span text:style-name="T3">camara</text:span><text:span text:style-name="T2"> </text:span><text:span text:style-name="T3">o</text:span><text:span text:style-name="T2"> </text:span><text:span text:style-name="T3">verifica</text:span><text:span text:style-name="T2"> </text:span><text:span text:style-name="T3">que</text:span><text:span text:style-name="T2"> </text:span><text:span text:style-name="T3">ya</text:span><text:span text:style-name="T2"> </text:span><text:span text:style-name="T3">ha</text:span><text:span text:style-name="T2"> </text:span><text:span text:style-name="T3">sido</text:span><text:span text:style-name="T2"> </text:span><text:span text:style-name="T3">abierta</text:span><text:span text:style-name="T2"> </text:span><text:span text:style-name="T3">*/</text:span></text:p>
      <text:p text:style-name="P3"><text:span text:style-name="T2"><text:s text:c="4"/></text:span><text:span text:style-name="T4">if</text:span><text:span text:style-name="T2"> </text:span>(!camara.<text:span text:style-name="T7">isOpened</text:span>())</text:p>
      <text:p text:style-name="P3"><text:span text:style-name="T2"><text:s text:c="8"/></text:span>camara.<text:span text:style-name="T7">open</text:span>(<text:span text:style-name="T1">0</text:span>);</text:p>
      <text:p text:style-name="P3"><text:span text:style-name="T2"><text:s text:c="4"/></text:span><text:span text:style-name="T4">else</text:span></text:p>
      <text:p text:style-name="P1"><text:span text:style-name="T2"><text:s text:c="8"/></text:span><text:span text:style-name="T1">qDebug</text:span>()<text:span text:style-name="T2"> </text:span>&lt;&lt;<text:span text:style-name="T2"> </text:span><text:span text:style-name="T3">"Cámara</text:span><text:span text:style-name="T2"> </text:span><text:span text:style-name="T3">Activada."</text:span>;</text:p>
      <text:p text:style-name="P3"><text:span text:style-name="T2"><text:s text:c="4"/></text:span><text:span text:style-name="T3">/*</text:span><text:span text:style-name="T2"> </text:span><text:span text:style-name="T3">Comprueba</text:span><text:span text:style-name="T2"> </text:span><text:span text:style-name="T3">que</text:span><text:span text:style-name="T2"> </text:span><text:span text:style-name="T3">archivos</text:span><text:span text:style-name="T2"> </text:span><text:span text:style-name="T3">de</text:span><text:span text:style-name="T2"> </text:span><text:span text:style-name="T3">clasificador</text:span><text:span text:style-name="T2"> </text:span><text:span text:style-name="T3">de</text:span><text:span text:style-name="T2"> </text:span><text:span text:style-name="T3">cascada</text:span><text:span text:style-name="T2"> </text:span><text:span text:style-name="T3">sean</text:span><text:span text:style-name="T2"> </text:span><text:span text:style-name="T3">correctamente</text:span><text:span text:style-name="T2"> </text:span><text:span text:style-name="T3">cargados</text:span><text:span text:style-name="T2"> </text:span><text:span text:style-name="T3">*/</text:span></text:p>
      <text:p text:style-name="P3"><text:span text:style-name="T2"><text:s text:c="4"/></text:span><text:span text:style-name="T4">if</text:span><text:span text:style-name="T2"> </text:span>(!face_cascade.load(face_cascade_name.toUtf8().constData()))<text:span text:style-name="T2"> </text:span>{</text:p>
      <text:p text:style-name="P3"><text:span text:style-name="T2"><text:s text:c="8"/></text:span><text:span text:style-name="T1">qDebug</text:span>()<text:span text:style-name="T2"> </text:span>&lt;&lt;<text:span text:style-name="T2"> </text:span><text:span text:style-name="T3">"Error</text:span><text:span text:style-name="T2"> </text:span><text:span text:style-name="T3">al</text:span><text:span text:style-name="T2"> </text:span><text:span text:style-name="T3">cargar</text:span><text:span text:style-name="T2"> </text:span><text:span text:style-name="T3">el</text:span><text:span text:style-name="T2"> </text:span><text:span text:style-name="T3">detector</text:span><text:span text:style-name="T2"> </text:span><text:span text:style-name="T3">de</text:span><text:span text:style-name="T2"> </text:span><text:span text:style-name="T3">rostros"</text:span>;</text:p>
      <text:p text:style-name="P3"><text:span text:style-name="T2"><text:s text:c="4"/></text:span>}</text:p>
      <text:p text:style-name="P3"><text:span text:style-name="T2"><text:s text:c="4"/></text:span><text:span text:style-name="T4">if</text:span><text:span text:style-name="T2"> </text:span>(!eyes_cascade.load(eyes_cascade_name.toUtf8().constData()))<text:span text:style-name="T2"> </text:span>{</text:p>
      <text:p text:style-name="P3"><text:span text:style-name="T2"><text:s text:c="8"/></text:span><text:span text:style-name="T1">qDebug</text:span>()<text:span text:style-name="T2"> </text:span>&lt;&lt;<text:span text:style-name="T2"> </text:span><text:span text:style-name="T3">"Error</text:span><text:span text:style-name="T2"> </text:span><text:span text:style-name="T3">al</text:span><text:span text:style-name="T2"> </text:span><text:span text:style-name="T3">cargar</text:span><text:span text:style-name="T2"> </text:span><text:span text:style-name="T3">el</text:span><text:span text:style-name="T2"> </text:span><text:span text:style-name="T3">detector</text:span><text:span text:style-name="T2"> </text:span><text:span text:style-name="T3">de</text:span><text:span text:style-name="T2"> </text:span><text:span text:style-name="T3">ojos"</text:span>;</text:p>
      <text:p text:style-name="P3"><text:span text:style-name="T2"><text:s text:c="4"/></text:span>}</text:p>
      <text:p text:style-name="P1">}</text:p>
      <text:p text:style-name="P3"><text:span text:style-name="T5">MainWindow</text:span>::~<text:span text:style-name="T7">MainWindow</text:span>()</text:p>
      <text:p text:style-name="P3">{</text:p>
      <text:p text:style-name="P3"><text:span text:style-name="T2"><text:s text:c="4"/></text:span><text:span text:style-name="T4">delete</text:span><text:span text:style-name="T2"> </text:span><text:span text:style-name="T6">ui</text:span>;</text:p>
      <text:p text:style-name="P1">}</text:p>
      <text:p text:style-name="P3"><text:soft-page-break/><text:span text:style-name="T4">void</text:span><text:span text:style-name="T2"> </text:span><text:span text:style-name="T5">MainWindow</text:span>::fTimer()</text:p>
      <text:p text:style-name="P1">{</text:p>
      <text:p text:style-name="P3"><text:span text:style-name="T2"><text:s text:c="4"/></text:span><text:span text:style-name="T3">/*</text:span><text:span text:style-name="T2"> </text:span><text:span text:style-name="T3">Creacion</text:span><text:span text:style-name="T2"> </text:span><text:span text:style-name="T3">de</text:span><text:span text:style-name="T2"> </text:span><text:span text:style-name="T3">matrices</text:span><text:span text:style-name="T2"> </text:span><text:span text:style-name="T3">para</text:span><text:span text:style-name="T2"> </text:span><text:span text:style-name="T3">images</text:span><text:span text:style-name="T2"> </text:span><text:span text:style-name="T3">*/</text:span></text:p>
      <text:p text:style-name="P3"><text:span text:style-name="T2"><text:s text:c="4"/></text:span><text:span text:style-name="T5">Mat</text:span><text:span text:style-name="T2"> </text:span>IMAGEN;</text:p>
      <text:p text:style-name="P1"><text:span text:style-name="T2"><text:s text:c="4"/></text:span><text:span text:style-name="T5">Mat</text:span><text:span text:style-name="T2"> </text:span>IMAGEN2;</text:p>
      <text:p text:style-name="P3"><text:span text:style-name="T2"><text:s text:c="4"/></text:span><text:span text:style-name="T4">if</text:span><text:span text:style-name="T2"> </text:span>(camara.<text:span text:style-name="T7">isOpened</text:span>())<text:span text:style-name="T2"> </text:span>{</text:p>
      <text:p text:style-name="P3"><text:span text:style-name="T2"><text:s text:c="8"/></text:span><text:span text:style-name="T3">/*</text:span><text:span text:style-name="T2"> </text:span><text:span text:style-name="T3">Camara</text:span><text:span text:style-name="T2"> </text:span><text:span text:style-name="T3">guarda</text:span><text:span text:style-name="T2"> </text:span><text:span text:style-name="T3">una</text:span><text:span text:style-name="T2"> </text:span><text:span text:style-name="T3">imagen</text:span><text:span text:style-name="T2"> </text:span><text:span text:style-name="T3">en</text:span><text:span text:style-name="T2"> </text:span><text:span text:style-name="T3">la</text:span><text:span text:style-name="T2"> </text:span><text:span text:style-name="T3">matriz</text:span><text:span text:style-name="T2"> </text:span><text:span text:style-name="T3">y</text:span><text:span text:style-name="T2"> </text:span><text:span text:style-name="T3">la</text:span><text:span text:style-name="T2"> </text:span><text:span text:style-name="T3">ajusta</text:span><text:span text:style-name="T2"> </text:span><text:span text:style-name="T3">al</text:span><text:span text:style-name="T2"> </text:span><text:span text:style-name="T3">tamaño</text:span><text:span text:style-name="T2"> </text:span><text:span text:style-name="T3">de</text:span><text:span text:style-name="T2"> </text:span><text:span text:style-name="T3">la</text:span><text:span text:style-name="T2"> </text:span><text:span text:style-name="T3">ventana</text:span><text:span text:style-name="T2"> </text:span><text:span text:style-name="T3">*/</text:span></text:p>
      <text:p text:style-name="P3"><text:span text:style-name="T2"><text:s text:c="8"/></text:span>camara<text:span text:style-name="T2"> </text:span>&gt;&gt;<text:span text:style-name="T2"> </text:span>IMAGEN;</text:p>
      <text:p text:style-name="P1"><text:span text:style-name="T2"><text:s text:c="8"/></text:span><text:span text:style-name="T5">cv</text:span>::resize(IMAGEN,<text:span text:style-name="T2"> </text:span>IMAGEN2,<text:span text:style-name="T2"> </text:span><text:span text:style-name="T5">Size</text:span>(<text:span text:style-name="T1">800</text:span>,<text:span text:style-name="T2"> </text:span><text:span text:style-name="T1">450</text:span>),<text:span text:style-name="T2"> </text:span><text:span text:style-name="T1">0</text:span>,<text:span text:style-name="T2"> </text:span><text:span text:style-name="T1">0</text:span>,<text:span text:style-name="T2"> </text:span><text:span text:style-name="T1">0</text:span>);</text:p>
      <text:p text:style-name="P3"><text:span text:style-name="T2"><text:s text:c="8"/></text:span><text:span text:style-name="T3">/*</text:span><text:span text:style-name="T2"> </text:span><text:span text:style-name="T3">Se</text:span><text:span text:style-name="T2"> </text:span><text:span text:style-name="T3">crea</text:span><text:span text:style-name="T2"> </text:span><text:span text:style-name="T3">un</text:span><text:span text:style-name="T2"> </text:span><text:span text:style-name="T3">vector</text:span><text:span text:style-name="T2"> </text:span><text:span text:style-name="T3">de</text:span><text:span text:style-name="T2"> </text:span><text:span text:style-name="T3">ares</text:span><text:span text:style-name="T2"> </text:span><text:span text:style-name="T3">de</text:span><text:span text:style-name="T2"> </text:span><text:span text:style-name="T3">interés</text:span><text:span text:style-name="T2"> </text:span><text:span text:style-name="T3">y</text:span><text:span text:style-name="T2"> </text:span><text:span text:style-name="T3">una</text:span><text:span text:style-name="T2"> </text:span><text:span text:style-name="T3">matriz</text:span><text:span text:style-name="T2"> </text:span><text:span text:style-name="T3">para</text:span><text:span text:style-name="T2"> </text:span><text:span text:style-name="T3">el</text:span><text:span text:style-name="T2"> </text:span><text:span text:style-name="T3">marco</text:span><text:span text:style-name="T2"> </text:span><text:span text:style-name="T3">aplicando</text:span><text:span text:style-name="T2"> </text:span><text:span text:style-name="T3">filtro</text:span><text:span text:style-name="T2"> </text:span><text:span text:style-name="T3">de</text:span><text:span text:style-name="T2"> </text:span><text:span text:style-name="T3">grises*/</text:span></text:p>
      <text:p text:style-name="P3"><text:span text:style-name="T2"><text:s text:c="8"/></text:span><text:span text:style-name="T5">std</text:span>::<text:span text:style-name="T5">vector</text:span>&lt;<text:span text:style-name="T5">Rect</text:span>&gt;<text:span text:style-name="T2"> </text:span>faces;</text:p>
      <text:p text:style-name="P3"><text:span text:style-name="T2"><text:s text:c="8"/></text:span><text:span text:style-name="T5">Mat</text:span><text:span text:style-name="T2"> </text:span>frame_gray;</text:p>
      <text:p text:style-name="P3"><text:span text:style-name="T2"><text:s text:c="8"/></text:span><text:span text:style-name="T5">cv</text:span>::cvtColor(IMAGEN2,<text:span text:style-name="T2"> </text:span>frame_gray,<text:span text:style-name="T2"> </text:span><text:span text:style-name="T5">COLOR_BGR2GRAY</text:span>);</text:p>
      <text:p text:style-name="P3"><text:span text:style-name="T2"><text:s text:c="8"/></text:span><text:span text:style-name="T3">/*</text:span><text:span text:style-name="T2"> </text:span><text:span text:style-name="T3">Equalizador</text:span><text:span text:style-name="T2"> </text:span><text:span text:style-name="T3">de</text:span><text:span text:style-name="T2"> </text:span><text:span text:style-name="T3">histograma</text:span><text:span text:style-name="T2"> </text:span><text:span text:style-name="T3">para</text:span><text:span text:style-name="T2"> </text:span><text:span text:style-name="T3">obtener</text:span><text:span text:style-name="T2"> </text:span><text:span text:style-name="T3">un</text:span><text:span text:style-name="T2"> </text:span><text:span text:style-name="T3">mejor</text:span><text:span text:style-name="T2"> </text:span><text:span text:style-name="T3">contraste</text:span><text:span text:style-name="T2"> </text:span><text:span text:style-name="T3">y</text:span><text:span text:style-name="T2"> </text:span><text:span text:style-name="T3">brillo</text:span><text:span text:style-name="T2"> </text:span><text:span text:style-name="T3">al</text:span><text:span text:style-name="T2"> </text:span><text:span text:style-name="T3">analizar</text:span><text:span text:style-name="T2"> </text:span><text:span text:style-name="T3">la</text:span><text:span text:style-name="T2"> </text:span><text:span text:style-name="T3">imagen*/</text:span></text:p>
      <text:p text:style-name="P3"><text:span text:style-name="T2"><text:s text:c="8"/></text:span><text:span text:style-name="T5">cv</text:span>::equalizeHist(frame_gray,<text:span text:style-name="T2"> </text:span>frame_gray);</text:p>
      <text:p text:style-name="P3"><text:span text:style-name="T2"><text:s text:c="8"/></text:span>face_cascade.detectMultiScale(frame_gray,<text:span text:style-name="T2"> </text:span>faces,<text:span text:style-name="T2"> </text:span><text:span text:style-name="T1">1.1</text:span>,<text:span text:style-name="T2"> </text:span><text:span text:style-name="T1">2</text:span>,<text:span text:style-name="T2"> </text:span><text:span text:style-name="T1">0</text:span><text:span text:style-name="T2"> </text:span>|<text:span text:style-name="T2"> </text:span><text:span text:style-name="T5">CASCADE_SCALE_IMAGE</text:span>,<text:span text:style-name="T2"> </text:span><text:span text:style-name="T5">Size</text:span>(<text:span text:style-name="T1">30</text:span>,<text:span text:style-name="T2"> </text:span><text:span text:style-name="T1">30</text:span>));</text:p>
      <text:p text:style-name="P3"><text:span text:style-name="T2"><text:s text:c="8"/></text:span><text:span text:style-name="T3">/*</text:span><text:span text:style-name="T2"> </text:span><text:span text:style-name="T3">Ciclo</text:span><text:span text:style-name="T2"> </text:span><text:span text:style-name="T3">para</text:span><text:span text:style-name="T2"> </text:span><text:span text:style-name="T3">recorrer</text:span><text:span text:style-name="T2"> </text:span><text:span text:style-name="T3">en</text:span><text:span text:style-name="T2"> </text:span><text:span text:style-name="T3">la</text:span><text:span text:style-name="T2"> </text:span><text:span text:style-name="T3">imagen</text:span><text:span text:style-name="T2"> </text:span><text:span text:style-name="T3">y</text:span><text:span text:style-name="T2"> </text:span><text:span text:style-name="T3">dectectar</text:span><text:span text:style-name="T2"> </text:span><text:span text:style-name="T3">rostros</text:span><text:span text:style-name="T2"> </text:span><text:span text:style-name="T3">*/</text:span></text:p>
      <text:p text:style-name="P3"><text:span text:style-name="T2"><text:s text:c="8"/></text:span><text:span text:style-name="T3">/*</text:span><text:span text:style-name="T2"> </text:span><text:span text:style-name="T3">Si</text:span><text:span text:style-name="T2"> </text:span><text:span text:style-name="T3">es</text:span><text:span text:style-name="T2"> </text:span><text:span text:style-name="T3">detectado</text:span><text:span text:style-name="T2"> </text:span><text:span text:style-name="T3">un</text:span><text:span text:style-name="T2"> </text:span><text:span text:style-name="T3">rostro,</text:span><text:span text:style-name="T2"> </text:span><text:span text:style-name="T3">se</text:span><text:span text:style-name="T2"> </text:span><text:span text:style-name="T3">circula</text:span><text:span text:style-name="T2"> </text:span><text:span text:style-name="T3">en</text:span><text:span text:style-name="T2"> </text:span><text:span text:style-name="T3">un</text:span><text:span text:style-name="T2"> </text:span><text:span text:style-name="T3">elipse</text:span><text:span text:style-name="T2"> </text:span><text:span text:style-name="T3">y</text:span><text:span text:style-name="T2"> </text:span><text:span text:style-name="T3">se</text:span><text:span text:style-name="T2"> </text:span><text:span text:style-name="T3">captura</text:span><text:span text:style-name="T2"> </text:span><text:span text:style-name="T3">una</text:span><text:span text:style-name="T2"> </text:span><text:span text:style-name="T3">fotografía</text:span><text:span text:style-name="T2"> </text:span><text:span text:style-name="T3">que</text:span><text:span text:style-name="T2"> </text:span><text:span text:style-name="T3">se</text:span><text:span text:style-name="T2"> </text:span><text:span text:style-name="T3">guarda</text:span><text:span text:style-name="T2"> </text:span><text:span text:style-name="T3">localmente*/</text:span></text:p>
      <text:p text:style-name="P3"><text:span text:style-name="T2"><text:s text:c="8"/></text:span><text:span text:style-name="T4">for</text:span><text:span text:style-name="T2"> </text:span>(<text:span text:style-name="T5">size_t</text:span><text:span text:style-name="T2"> </text:span>i<text:span text:style-name="T2"> </text:span>=<text:span text:style-name="T2"> </text:span><text:span text:style-name="T1">0</text:span>;<text:span text:style-name="T2"> </text:span>i<text:span text:style-name="T2"> </text:span>&lt;<text:span text:style-name="T2"> </text:span>faces.size();<text:span text:style-name="T2"> </text:span>i++)<text:span text:style-name="T2"> </text:span>{</text:p>
      <text:p text:style-name="P3"><text:span text:style-name="T2"><text:s text:c="12"/></text:span><text:span text:style-name="T5">Point</text:span><text:span text:style-name="T2"> </text:span>center(faces[i].x<text:span text:style-name="T2"> </text:span>+<text:span text:style-name="T2"> </text:span>faces[i].width<text:span text:style-name="T2"> </text:span>/<text:span text:style-name="T2"> </text:span><text:span text:style-name="T1">2</text:span>,<text:span text:style-name="T2"> </text:span>faces[i].y<text:span text:style-name="T2"> </text:span>+<text:span text:style-name="T2"> </text:span>faces[i].height<text:span text:style-name="T2"> </text:span>/<text:span text:style-name="T2"> </text:span><text:span text:style-name="T1">2</text:span>);</text:p>
      <text:p text:style-name="P1"><text:span text:style-name="T2"><text:s text:c="12"/></text:span>ellipse(IMAGEN2,<text:span text:style-name="T2"> </text:span>center,<text:span text:style-name="T2"> </text:span><text:span text:style-name="T5">Size</text:span>(faces[i].width<text:span text:style-name="T2"> </text:span>/<text:span text:style-name="T2"> </text:span><text:span text:style-name="T1">2</text:span>,<text:span text:style-name="T2"> </text:span>faces[i].height<text:span text:style-name="T2"> </text:span>/<text:span text:style-name="T2"> </text:span><text:span text:style-name="T1">2</text:span>),<text:span text:style-name="T2"> </text:span><text:span text:style-name="T1">0</text:span>,<text:span text:style-name="T2"> </text:span><text:span text:style-name="T1">0</text:span>,<text:span text:style-name="T2"> </text:span><text:span text:style-name="T1">360</text:span>,<text:span text:style-name="T2"> </text:span><text:span text:style-name="T5">Scalar</text:span>(<text:span text:style-name="T1">255</text:span>,<text:span text:style-name="T2"> </text:span><text:span text:style-name="T1">255</text:span>,<text:span text:style-name="T2"> </text:span><text:span text:style-name="T1">255</text:span>),<text:span text:style-name="T2"> </text:span><text:span text:style-name="T1">4</text:span>,<text:span text:style-name="T2"> </text:span><text:span text:style-name="T1">8</text:span>,<text:span text:style-name="T2"> </text:span><text:span text:style-name="T1">0</text:span>);</text:p>
      <text:p text:style-name="P3"><text:span text:style-name="T2"><text:s text:c="12"/></text:span><text:span text:style-name="T5">Mat</text:span><text:span text:style-name="T2"> </text:span>faceROI<text:span text:style-name="T2"> </text:span>=<text:span text:style-name="T2"> </text:span>frame_gray(faces[i]);</text:p>
      <text:p text:style-name="P3"><text:span text:style-name="T2"><text:s text:c="12"/></text:span><text:span text:style-name="T5">QString</text:span><text:span text:style-name="T2"> </text:span>nombreImagen<text:span text:style-name="T2"> </text:span>=<text:span text:style-name="T2"> </text:span><text:span text:style-name="T3">"img"</text:span><text:span text:style-name="T2"> </text:span>+<text:span text:style-name="T2"> </text:span><text:span text:style-name="T5">QString</text:span>::number(i)<text:span text:style-name="T2"> </text:span>+<text:span text:style-name="T2"> </text:span><text:span text:style-name="T3">".jpg"</text:span>;</text:p>
      <text:p text:style-name="P1"><text:span text:style-name="T2"><text:s text:c="12"/></text:span><text:span text:style-name="T5">cv</text:span>::imwrite(nombreImagen.toUtf8().constData(),<text:span text:style-name="T2"> </text:span>faceROI);</text:p>
      <text:p text:style-name="P1"><text:span text:style-name="T2"><text:s text:c="8"/></text:span>}</text:p>
      <text:p text:style-name="P3"><text:span text:style-name="T2"><text:s text:c="8"/></text:span><text:span text:style-name="T3">/*</text:span><text:span text:style-name="T2"> </text:span><text:span text:style-name="T3">Muestra</text:span><text:span text:style-name="T2"> </text:span><text:span text:style-name="T3">la</text:span><text:span text:style-name="T2"> </text:span><text:span text:style-name="T3">imgen</text:span><text:span text:style-name="T2"> </text:span><text:span text:style-name="T3">en</text:span><text:span text:style-name="T2"> </text:span><text:span text:style-name="T3">una</text:span><text:span text:style-name="T2"> </text:span><text:span text:style-name="T3">etiqueta</text:span><text:span text:style-name="T2"> </text:span><text:span text:style-name="T3">*/</text:span></text:p>
      <text:p text:style-name="P3"><text:span text:style-name="T2"><text:s text:c="8"/></text:span><text:span text:style-name="T5">QImage</text:span><text:span text:style-name="T2"> </text:span>qImage<text:span text:style-name="T2"> </text:span>=<text:span text:style-name="T2"> </text:span>Mat2QImage(IMAGEN2);</text:p>
      <text:p text:style-name="P3"><text:span text:style-name="T2"><text:s text:c="8"/></text:span><text:span text:style-name="T5">QPixmap</text:span><text:span text:style-name="T2"> </text:span>pixmap<text:span text:style-name="T2"> </text:span>=<text:span text:style-name="T2"> </text:span><text:span text:style-name="T5">QPixmap</text:span>::fromImage(qImage);</text:p>
      <text:p text:style-name="P3"><text:span text:style-name="T2"><text:s text:c="8"/></text:span><text:span text:style-name="T6">ui</text:span>-&gt;<text:span text:style-name="T6">label</text:span>-&gt;clear();</text:p>
      <text:p text:style-name="P3"><text:span text:style-name="T2"><text:s text:c="8"/></text:span><text:span text:style-name="T6">ui</text:span>-&gt;<text:span text:style-name="T6">label</text:span>-&gt;setPixmap(pixmap);</text:p>
      <text:p text:style-name="P3"><text:span text:style-name="T2"><text:s text:c="4"/></text:span>}</text:p>
      <text:p text:style-name="P1">}</text:p>
      <text:p text:style-name="P3"><text:span text:style-name="T1">#ifndef</text:span><text:span text:style-name="T2"> </text:span>MAINWINDOW_H</text:p>
      <text:p text:style-name="P1"><text:span text:style-name="T1">#define</text:span><text:span text:style-name="T2"> </text:span><text:span text:style-name="T1">MAINWINDOW_H</text:span></text:p>
      <text:p text:style-name="P3"><text:span text:style-name="T1">#include</text:span><text:span text:style-name="T2"> </text:span><text:span text:style-name="T3">"mat2qimage.h"</text:span></text:p>
      <text:p text:style-name="P1"><text:span text:style-name="T1">#include</text:span><text:span text:style-name="T2"> </text:span><text:span text:style-name="T3">"ui_mainwindow.h"</text:span></text:p>
      <text:p text:style-name="P3"><text:span text:style-name="T1">#include</text:span><text:span text:style-name="T2"> </text:span><text:span text:style-name="T3">&lt;QTimer&gt;</text:span></text:p>
      <text:p text:style-name="P3"><text:span text:style-name="T1">#include</text:span><text:span text:style-name="T2"> </text:span><text:span text:style-name="T3">&lt;opencv/cv.h&gt;</text:span></text:p>
      <text:p text:style-name="P3"><text:span text:style-name="T1">#include</text:span><text:span text:style-name="T2"> </text:span><text:span text:style-name="T3">&lt;opencv2/core/core.hpp&gt;</text:span></text:p>
      <text:p text:style-name="P3"><text:span text:style-name="T1">#include</text:span><text:span text:style-name="T2"> </text:span><text:span text:style-name="T3">&lt;opencv2/highgui/highgui.hpp&gt;</text:span></text:p>
      <text:p text:style-name="P3"><text:span text:style-name="T1">#include</text:span><text:span text:style-name="T2"> </text:span><text:span text:style-name="T3">&lt;opencv2/imgcodecs.hpp&gt;</text:span></text:p>
      <text:p text:style-name="P3"><text:soft-page-break/><text:span text:style-name="T1">#include</text:span><text:span text:style-name="T2"> </text:span><text:span text:style-name="T3">&lt;opencv2/imgproc/imgproc.hpp&gt;</text:span></text:p>
      <text:p text:style-name="P3"><text:span text:style-name="T1">#include</text:span><text:span text:style-name="T2"> </text:span><text:span text:style-name="T3">&lt;opencv2/ml/ml.hpp&gt;</text:span></text:p>
      <text:p text:style-name="P3"><text:span text:style-name="T1">#include</text:span><text:span text:style-name="T2"> </text:span><text:span text:style-name="T3">&lt;opencv2/video/background_segm.hpp&gt;</text:span></text:p>
      <text:p text:style-name="P3"><text:span text:style-name="T1">#include</text:span><text:span text:style-name="T2"> </text:span><text:span text:style-name="T3">&lt;opencv2/videoio.hpp&gt;</text:span></text:p>
      <text:p text:style-name="P1"><text:span text:style-name="T1">#include</text:span><text:span text:style-name="T2"> </text:span><text:span text:style-name="T3">&lt;qdebug.h&gt;</text:span></text:p>
      <text:p text:style-name="P3"><text:span text:style-name="T1">#include</text:span><text:span text:style-name="T2"> </text:span><text:span text:style-name="T3">&lt;QMainWindow&gt;</text:span></text:p>
      <text:p text:style-name="P1"><text:span text:style-name="T1">#include</text:span><text:span text:style-name="T2"> </text:span><text:span text:style-name="T3">&lt;opencv2/objdetect.hpp&gt;</text:span></text:p>
      <text:p text:style-name="P3"><text:span text:style-name="T4">namespace</text:span><text:span text:style-name="T2"> </text:span><text:span text:style-name="T5">Ui</text:span><text:span text:style-name="T2"> </text:span>{</text:p>
      <text:p text:style-name="P3"><text:span text:style-name="T4">class</text:span><text:span text:style-name="T2"> </text:span><text:span text:style-name="T5">MainWindow</text:span>;</text:p>
      <text:p text:style-name="P1">}</text:p>
      <text:p text:style-name="P3"><text:span text:style-name="T4">class</text:span><text:span text:style-name="T2"> </text:span><text:span text:style-name="T5">MainWindow</text:span><text:span text:style-name="T2"> </text:span>:<text:span text:style-name="T2"> </text:span><text:span text:style-name="T4">public</text:span><text:span text:style-name="T2"> </text:span><text:span text:style-name="T5">QMainWindow</text:span><text:span text:style-name="T2"> </text:span>{</text:p>
      <text:p text:style-name="P1"><text:span text:style-name="T2"><text:s text:c="4"/></text:span><text:span text:style-name="T1">Q_OBJECT</text:span></text:p>
      <text:p text:style-name="P3"><text:span text:style-name="T4">public</text:span>:</text:p>
      <text:p text:style-name="P3"><text:span text:style-name="T2"><text:s text:c="4"/></text:span><text:span text:style-name="T4">explicit</text:span><text:span text:style-name="T2"> </text:span><text:span text:style-name="T5">MainWindow</text:span>(<text:span text:style-name="T5">QWidget</text:span>*<text:span text:style-name="T2"> </text:span>parent<text:span text:style-name="T2"> </text:span>=<text:span text:style-name="T2"> </text:span><text:span text:style-name="T1">0</text:span>);</text:p>
      <text:p text:style-name="P1"><text:span text:style-name="T2"><text:s text:c="4"/></text:span>~<text:span text:style-name="T7">MainWindow</text:span>();</text:p>
      <text:p text:style-name="P3"><text:span text:style-name="T4">public</text:span><text:span text:style-name="T2"> </text:span><text:span text:style-name="T4">slots</text:span>:</text:p>
      <text:p text:style-name="P3"><text:span text:style-name="T2"><text:s text:c="4"/></text:span><text:span text:style-name="T4">void</text:span><text:span text:style-name="T2"> </text:span>fTimer();</text:p>
      <text:p text:style-name="P3"><text:span text:style-name="T4">private</text:span><text:span text:style-name="T2"> </text:span><text:span text:style-name="T4">slots</text:span>:</text:p>
      <text:p text:style-name="P1"><text:span text:style-name="T2"><text:s text:c="4"/></text:span><text:span text:style-name="T4">void</text:span><text:span text:style-name="T2"> </text:span>on_pushButton_clicked();</text:p>
      <text:p text:style-name="P3"><text:span text:style-name="T4">private</text:span>:</text:p>
      <text:p text:style-name="P3"><text:span text:style-name="T2"><text:s text:c="4"/></text:span><text:span text:style-name="T5">Ui</text:span>::<text:span text:style-name="T5">MainWindow</text:span>*<text:span text:style-name="T2"> </text:span><text:span text:style-name="T6">ui</text:span>;</text:p>
      <text:p text:style-name="P1">};</text:p>
      <text:p text:style-name="P3"><text:span text:style-name="T1">#endif</text:span><text:span text:style-name="T2"> </text:span><text:span text:style-name="T3">//</text:span><text:span text:style-name="T2"> </text:span><text:span text:style-name="T3">MAINWINDOW_H</text:span></text:p>
      <text:p text:style-name="Standard"/>
      <text:p text:style-name="P4">#-------------------------------------------------</text:p>
      <text:p text:style-name="P4">#</text:p>
      <text:p text:style-name="P3"><text:span text:style-name="T3">#</text:span><text:span text:style-name="T2"> </text:span><text:span text:style-name="T3">Project</text:span><text:span text:style-name="T2"> </text:span><text:span text:style-name="T3">created</text:span><text:span text:style-name="T2"> </text:span><text:span text:style-name="T3">by</text:span><text:span text:style-name="T2"> </text:span><text:span text:style-name="T3">QtCreator</text:span><text:span text:style-name="T2"> </text:span><text:span text:style-name="T3">2017-08-18T16:20:48</text:span></text:p>
      <text:p text:style-name="P4">#</text:p>
      <text:p text:style-name="P2">#-------------------------------------------------</text:p>
      <text:p text:style-name="P1"><text:span text:style-name="T5">QT</text:span><text:span text:style-name="T2"> <text:s text:c="6"/></text:span>+=<text:span text:style-name="T2"> </text:span>core<text:span text:style-name="T2"> </text:span>gui</text:p>
      <text:p text:style-name="P1"><text:span text:style-name="T4">greaterThan</text:span>(<text:span text:style-name="T5">QT_MAJOR_VERSION</text:span>,<text:span text:style-name="T2"> </text:span>4):<text:span text:style-name="T2"> </text:span><text:span text:style-name="T5">QT</text:span><text:span text:style-name="T2"> </text:span>+=<text:span text:style-name="T2"> </text:span>widgets</text:p>
      <text:p text:style-name="P3"><text:span text:style-name="T5">TARGET</text:span><text:span text:style-name="T2"> </text:span>=<text:span text:style-name="T2"> </text:span>Ejemplo3</text:p>
      <text:p text:style-name="P1"><text:span text:style-name="T5">TEMPLATE</text:span><text:span text:style-name="T2"> </text:span>=<text:span text:style-name="T2"> </text:span>app</text:p>
      <text:p text:style-name="P3"><text:span text:style-name="T3">#</text:span><text:span text:style-name="T2"> </text:span><text:span text:style-name="T3">The</text:span><text:span text:style-name="T2"> </text:span><text:span text:style-name="T3">following</text:span><text:span text:style-name="T2"> </text:span><text:span text:style-name="T3">define</text:span><text:span text:style-name="T2"> </text:span><text:span text:style-name="T3">makes</text:span><text:span text:style-name="T2"> </text:span><text:span text:style-name="T3">your</text:span><text:span text:style-name="T2"> </text:span><text:span text:style-name="T3">compiler</text:span><text:span text:style-name="T2"> </text:span><text:span text:style-name="T3">emit</text:span><text:span text:style-name="T2"> </text:span><text:span text:style-name="T3">warnings</text:span><text:span text:style-name="T2"> </text:span><text:span text:style-name="T3">if</text:span><text:span text:style-name="T2"> </text:span><text:span text:style-name="T3">you</text:span><text:span text:style-name="T2"> </text:span><text:span text:style-name="T3">use</text:span></text:p>
      <text:p text:style-name="P3"><text:span text:style-name="T3">#</text:span><text:span text:style-name="T2"> </text:span><text:span text:style-name="T3">any</text:span><text:span text:style-name="T2"> </text:span><text:span text:style-name="T3">feature</text:span><text:span text:style-name="T2"> </text:span><text:span text:style-name="T3">of</text:span><text:span text:style-name="T2"> </text:span><text:span text:style-name="T3">Qt</text:span><text:span text:style-name="T2"> </text:span><text:span text:style-name="T3">which</text:span><text:span text:style-name="T2"> </text:span><text:span text:style-name="T3">as</text:span><text:span text:style-name="T2"> </text:span><text:span text:style-name="T3">been</text:span><text:span text:style-name="T2"> </text:span><text:span text:style-name="T3">marked</text:span><text:span text:style-name="T2"> </text:span><text:span text:style-name="T3">as</text:span><text:span text:style-name="T2"> </text:span><text:span text:style-name="T3">deprecated</text:span><text:span text:style-name="T2"> </text:span><text:span text:style-name="T3">(the</text:span><text:span text:style-name="T2"> </text:span><text:span text:style-name="T3">exact</text:span><text:span text:style-name="T2"> </text:span><text:span text:style-name="T3">warnings</text:span></text:p>
      <text:p text:style-name="P3"><text:span text:style-name="T3">#</text:span><text:span text:style-name="T2"> </text:span><text:span text:style-name="T3">depend</text:span><text:span text:style-name="T2"> </text:span><text:span text:style-name="T3">on</text:span><text:span text:style-name="T2"> </text:span><text:span text:style-name="T3">your</text:span><text:span text:style-name="T2"> </text:span><text:span text:style-name="T3">compiler).</text:span><text:span text:style-name="T2"> </text:span><text:span text:style-name="T3">Please</text:span><text:span text:style-name="T2"> </text:span><text:span text:style-name="T3">consult</text:span><text:span text:style-name="T2"> </text:span><text:span text:style-name="T3">the</text:span><text:span text:style-name="T2"> </text:span><text:span text:style-name="T3">documentation</text:span><text:span text:style-name="T2"> </text:span><text:span text:style-name="T3">of</text:span><text:span text:style-name="T2"> </text:span><text:span text:style-name="T3">the</text:span></text:p>
      <text:p text:style-name="P3"><text:span text:style-name="T3">#</text:span><text:span text:style-name="T2"> </text:span><text:span text:style-name="T3">deprecated</text:span><text:span text:style-name="T2"> </text:span><text:span text:style-name="T3">API</text:span><text:span text:style-name="T2"> </text:span><text:span text:style-name="T3">in</text:span><text:span text:style-name="T2"> </text:span><text:span text:style-name="T3">order</text:span><text:span text:style-name="T2"> </text:span><text:span text:style-name="T3">to</text:span><text:span text:style-name="T2"> </text:span><text:span text:style-name="T3">know</text:span><text:span text:style-name="T2"> </text:span><text:span text:style-name="T3">how</text:span><text:span text:style-name="T2"> </text:span><text:span text:style-name="T3">to</text:span><text:span text:style-name="T2"> </text:span><text:span text:style-name="T3">port</text:span><text:span text:style-name="T2"> </text:span><text:span text:style-name="T3">your</text:span><text:span text:style-name="T2"> </text:span><text:span text:style-name="T3">code</text:span><text:span text:style-name="T2"> </text:span><text:span text:style-name="T3">away</text:span><text:span text:style-name="T2"> </text:span><text:span text:style-name="T3">from</text:span><text:span text:style-name="T2"> </text:span><text:span text:style-name="T3">it.</text:span></text:p>
      <text:p text:style-name="P1"><text:span text:style-name="T5">DEFINES</text:span><text:span text:style-name="T2"> </text:span>+=<text:span text:style-name="T2"> </text:span>QT_DEPRECATED_WARNINGS</text:p>
      <text:p text:style-name="P3"><text:span text:style-name="T3">#</text:span><text:span text:style-name="T2"> </text:span><text:span text:style-name="T3">You</text:span><text:span text:style-name="T2"> </text:span><text:span text:style-name="T3">can</text:span><text:span text:style-name="T2"> </text:span><text:span text:style-name="T3">also</text:span><text:span text:style-name="T2"> </text:span><text:span text:style-name="T3">make</text:span><text:span text:style-name="T2"> </text:span><text:span text:style-name="T3">your</text:span><text:span text:style-name="T2"> </text:span><text:span text:style-name="T3">code</text:span><text:span text:style-name="T2"> </text:span><text:span text:style-name="T3">fail</text:span><text:span text:style-name="T2"> </text:span><text:span text:style-name="T3">to</text:span><text:span text:style-name="T2"> </text:span><text:span text:style-name="T3">compile</text:span><text:span text:style-name="T2"> </text:span><text:span text:style-name="T3">if</text:span><text:span text:style-name="T2"> </text:span><text:span text:style-name="T3">you</text:span><text:span text:style-name="T2"> </text:span><text:span text:style-name="T3">use</text:span><text:span text:style-name="T2"> </text:span><text:span text:style-name="T3">deprecated</text:span><text:span text:style-name="T2"> </text:span><text:span text:style-name="T3">APIs.</text:span></text:p>
      <text:p text:style-name="P3"><text:span text:style-name="T3">#</text:span><text:span text:style-name="T2"> </text:span><text:span text:style-name="T3">In</text:span><text:span text:style-name="T2"> </text:span><text:span text:style-name="T3">order</text:span><text:span text:style-name="T2"> </text:span><text:span text:style-name="T3">to</text:span><text:span text:style-name="T2"> </text:span><text:span text:style-name="T3">do</text:span><text:span text:style-name="T2"> </text:span><text:span text:style-name="T3">so,</text:span><text:span text:style-name="T2"> </text:span><text:span text:style-name="T3">uncomment</text:span><text:span text:style-name="T2"> </text:span><text:span text:style-name="T3">the</text:span><text:span text:style-name="T2"> </text:span><text:span text:style-name="T3">following</text:span><text:span text:style-name="T2"> </text:span><text:span text:style-name="T3">line.</text:span></text:p>
      <text:p text:style-name="P3"><text:span text:style-name="T3">#</text:span><text:span text:style-name="T2"> </text:span><text:span text:style-name="T3">You</text:span><text:span text:style-name="T2"> </text:span><text:span text:style-name="T3">can</text:span><text:span text:style-name="T2"> </text:span><text:span text:style-name="T3">also</text:span><text:span text:style-name="T2"> </text:span><text:span text:style-name="T3">select</text:span><text:span text:style-name="T2"> </text:span><text:span text:style-name="T3">to</text:span><text:span text:style-name="T2"> </text:span><text:span text:style-name="T3">disable</text:span><text:span text:style-name="T2"> </text:span><text:span text:style-name="T3">deprecated</text:span><text:span text:style-name="T2"> </text:span><text:span text:style-name="T3">APIs</text:span><text:span text:style-name="T2"> </text:span><text:span text:style-name="T3">only</text:span><text:span text:style-name="T2"> </text:span><text:span text:style-name="T3">up</text:span><text:span text:style-name="T2"> </text:span><text:span text:style-name="T3">to</text:span><text:span text:style-name="T2"> </text:span><text:span text:style-name="T3">a</text:span><text:span text:style-name="T2"> </text:span><text:span text:style-name="T3">certain</text:span><text:span text:style-name="T2"> </text:span><text:span text:style-name="T3">version</text:span><text:span text:style-name="T2"> </text:span><text:span text:style-name="T3">of</text:span><text:span text:style-name="T2"> </text:span><text:span text:style-name="T3">Qt.</text:span></text:p>
      <text:p text:style-name="P1"><text:span text:style-name="T3">#DEFINES</text:span><text:span text:style-name="T2"> </text:span><text:span text:style-name="T3">+=</text:span><text:span text:style-name="T2"> </text:span><text:span text:style-name="T3">QT_DISABLE_DEPRECATED_BEFORE=0x060000</text:span><text:span text:style-name="T2"> <text:s text:c="3"/></text:span><text:span text:style-name="T3">#</text:span><text:span text:style-name="T2"> </text:span><text:span text:style-name="T3">disables</text:span><text:span text:style-name="T2"> </text:span><text:span text:style-name="T3">all</text:span><text:span text:style-name="T2"> </text:span><text:span text:style-name="T3">the</text:span><text:span text:style-name="T2"> </text:span><text:span text:style-name="T3">APIs</text:span><text:span text:style-name="T2"> </text:span><text:span text:style-name="T3">deprecated</text:span><text:span text:style-name="T2"> </text:span><text:span text:style-name="T3">before</text:span><text:span text:style-name="T2"> </text:span><text:span text:style-name="T3">Qt</text:span><text:span text:style-name="T2"> </text:span><text:span text:style-name="T3">6.0.0</text:span></text:p>
      <text:p text:style-name="P3"><text:soft-page-break/><text:span text:style-name="T3">#</text:span><text:span text:style-name="T2"> </text:span><text:span text:style-name="T3">Inclusion</text:span><text:span text:style-name="T2"> </text:span><text:span text:style-name="T3">de</text:span><text:span text:style-name="T2"> </text:span><text:span text:style-name="T3">archivos</text:span><text:span text:style-name="T2"> </text:span><text:span text:style-name="T3">para</text:span><text:span text:style-name="T2"> </text:span><text:span text:style-name="T3">el</text:span><text:span text:style-name="T2"> </text:span><text:span text:style-name="T3">proyecto</text:span></text:p>
      <text:p text:style-name="P3"><text:span text:style-name="T5">SOURCES</text:span><text:span text:style-name="T2"> </text:span>+=<text:span text:style-name="T2"> </text:span>\</text:p>
      <text:p text:style-name="P3"><text:span text:style-name="T2"><text:s text:c="8"/></text:span>main.cpp<text:span text:style-name="T2"> </text:span>\</text:p>
      <text:p text:style-name="P3"><text:span text:style-name="T2"><text:s text:c="8"/></text:span>mainwindow.cpp<text:span text:style-name="T2"> </text:span>\</text:p>
      <text:p text:style-name="P1"><text:span text:style-name="T2"><text:s text:c="4"/></text:span>mat2qimage.cpp</text:p>
      <text:p text:style-name="P3"><text:span text:style-name="T5">HEADERS</text:span><text:span text:style-name="T2"> </text:span>+=<text:span text:style-name="T2"> </text:span>\</text:p>
      <text:p text:style-name="P3"><text:span text:style-name="T2"><text:s text:c="8"/></text:span>mainwindow.h<text:span text:style-name="T2"> </text:span>\</text:p>
      <text:p text:style-name="P1"><text:span text:style-name="T2"><text:s text:c="4"/></text:span>mat2qimage.h</text:p>
      <text:p text:style-name="P3"><text:span text:style-name="T5">FORMS</text:span><text:span text:style-name="T2"> </text:span>+=<text:span text:style-name="T2"> </text:span>\</text:p>
      <text:p text:style-name="P1"><text:span text:style-name="T2"><text:s text:c="8"/></text:span>mainwindow.ui</text:p>
      <text:p text:style-name="P1"><text:span text:style-name="T3">#</text:span><text:span text:style-name="T2"> </text:span><text:span text:style-name="T3">Configuración</text:span><text:span text:style-name="T2"> </text:span><text:span text:style-name="T3">para</text:span><text:span text:style-name="T2"> </text:span><text:span text:style-name="T3">OpenCv</text:span></text:p>
      <text:p text:style-name="P1"><text:span text:style-name="T5">INCLUDEPATH</text:span><text:span text:style-name="T2"> </text:span>+=<text:span text:style-name="T2"> </text:span>/usr/local/<text:span text:style-name="T4">include</text:span>/opencv2</text:p>
      <text:p text:style-name="P1"><text:span text:style-name="T5">LIBS</text:span><text:span text:style-name="T2"> </text:span>+=<text:span text:style-name="T2"> </text:span>-L/usr/local/lib<text:span text:style-name="T2"> </text:span>-lopencv_core<text:span text:style-name="T2"> </text:span>-lopencv_imgcodecs<text:span text:style-name="T2"> </text:span>-lopencv_highgui<text:span text:style-name="T2"> </text:span>-lopencv_videoio</text:p>
      <text:p text:style-name="P3"><text:span text:style-name="T5">CONFIG</text:span><text:span text:style-name="T2"> </text:span>+=<text:span text:style-name="T2"> </text:span>link_pkgconfig</text:p>
      <text:p text:style-name="P1"><text:span text:style-name="T5">PKGCONFIG</text:span><text:span text:style-name="T2"> </text:span>+=<text:span text:style-name="T2"> </text:span>opencv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1:27:26.823367990</meta:creation-date>
    <dc:date>2018-03-13T01:40:01.491132913</dc:date>
    <meta:editing-duration>PT6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36" meta:word-count="579" meta:character-count="4992" meta:non-whitespace-character-count="4148"/>
  </office:meta>
</office:document-meta>
</file>